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officeooo:paragraph-rsid="00061a7d"/>
    </style:style>
    <style:style style:name="P5" style:family="paragraph" style:parent-style-name="Text_20_body">
      <style:text-properties officeooo:rsid="00061a7d" officeooo:paragraph-rsid="00061a7d"/>
    </style:style>
    <style:style style:name="P6" style:family="paragraph" style:parent-style-name="Text_20_body">
      <style:text-properties officeooo:paragraph-rsid="00061a7d"/>
    </style:style>
    <style:style style:name="P7" style:family="paragraph" style:parent-style-name="Heading_20_2">
      <style:text-properties officeooo:paragraph-rsid="00154986"/>
    </style:style>
    <style:style style:name="P8" style:family="paragraph" style:parent-style-name="Code" style:list-style-name="L1">
      <style:text-properties fo:language="de" fo:country="DE"/>
    </style:style>
    <style:style style:name="P9" style:family="paragraph" style:parent-style-name="Code" style:list-style-name="L1"/>
    <style:style style:name="P10" style:family="paragraph" style:parent-style-name="Text_20_body">
      <style:text-properties officeooo:rsid="0017d1b6" officeooo:paragraph-rsid="0017d1b6"/>
    </style:style>
    <style:style style:name="P11" style:family="paragraph" style:parent-style-name="Text_20_body">
      <style:text-properties fo:language="de" fo:country="DE"/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Text_20_body">
      <style:text-properties officeooo:paragraph-rsid="00163ef6"/>
    </style:style>
    <style:style style:name="P14" style:family="paragraph" style:parent-style-name="Code">
      <style:text-properties officeooo:paragraph-rsid="0011367a"/>
    </style:style>
    <style:style style:name="P15" style:family="paragraph" style:parent-style-name="Text_20_body">
      <style:text-properties officeooo:rsid="0011367a" officeooo:paragraph-rsid="0011367a"/>
    </style:style>
    <style:style style:name="P16" style:family="paragraph" style:parent-style-name="Heading_20_1">
      <style:text-properties officeooo:paragraph-rsid="00061a7d"/>
    </style:style>
    <style:style style:name="P17" style:family="paragraph" style:parent-style-name="Code">
      <style:text-properties officeooo:rsid="00061a7d" officeooo:paragraph-rsid="00061a7d"/>
    </style:style>
    <style:style style:name="P18" style:family="paragraph" style:parent-style-name="Code">
      <style:text-properties officeooo:paragraph-rsid="000696a0"/>
    </style:style>
    <style:style style:name="P19" style:family="paragraph" style:parent-style-name="Code">
      <style:text-properties officeooo:rsid="0006f77c" officeooo:paragraph-rsid="0006f77c"/>
    </style:style>
    <style:style style:name="P20" style:family="paragraph" style:parent-style-name="Text_20_body">
      <style:text-properties officeooo:rsid="0006f77c" officeooo:paragraph-rsid="0006f77c"/>
    </style:style>
    <style:style style:name="P21" style:family="paragraph" style:parent-style-name="Text_20_body">
      <style:text-properties officeooo:rsid="000696a0" officeooo:paragraph-rsid="000696a0"/>
    </style:style>
    <style:style style:name="P22" style:family="paragraph" style:parent-style-name="Text_20_body">
      <style:text-properties officeooo:rsid="000696a0" officeooo:paragraph-rsid="0008a6d3"/>
    </style:style>
    <style:style style:name="P23" style:family="paragraph" style:parent-style-name="Code">
      <style:text-properties officeooo:paragraph-rsid="0008a6d3"/>
    </style:style>
    <style:style style:name="P24" style:family="paragraph" style:parent-style-name="Text_20_body">
      <style:text-properties officeooo:rsid="000c2536" officeooo:paragraph-rsid="000c2536"/>
    </style:style>
    <style:style style:name="P25" style:family="paragraph" style:parent-style-name="Text_20_body">
      <style:text-properties officeooo:rsid="001b7393" officeooo:paragraph-rsid="001b7393"/>
    </style:style>
    <style:style style:name="P26" style:family="paragraph" style:parent-style-name="Heading_20_1">
      <style:text-properties officeooo:rsid="001c5527" officeooo:paragraph-rsid="001c5527"/>
    </style:style>
    <style:style style:name="P27" style:family="paragraph" style:parent-style-name="Text_20_body">
      <style:text-properties officeooo:rsid="001c5527" officeooo:paragraph-rsid="001c5527"/>
    </style:style>
    <style:style style:name="P28" style:family="paragraph" style:parent-style-name="Text_20_body">
      <style:text-properties officeooo:rsid="00059e92" officeooo:paragraph-rsid="00059e92"/>
    </style:style>
    <style:style style:name="P29" style:family="paragraph" style:parent-style-name="Code">
      <style:text-properties officeooo:paragraph-rsid="00059e92"/>
    </style:style>
    <style:style style:name="P30" style:family="paragraph" style:parent-style-name="Heading_20_1" style:master-page-name="Standard">
      <style:paragraph-properties style:page-number="auto"/>
    </style:style>
    <style:style style:name="P31" style:family="paragraph" style:parent-style-name="Text_20_body">
      <style:text-properties officeooo:paragraph-rsid="001232b5"/>
    </style:style>
    <style:style style:name="P32" style:family="paragraph" style:parent-style-name="Text_20_body">
      <style:text-properties officeooo:paragraph-rsid="0013f045"/>
    </style:style>
    <style:style style:name="T1" style:family="text">
      <style:text-properties officeooo:rsid="00061a7d"/>
    </style:style>
    <style:style style:name="T2" style:family="text">
      <style:text-properties officeooo:rsid="0006a4a6"/>
    </style:style>
    <style:style style:name="T3" style:family="text">
      <style:text-properties fo:font-weight="bold" officeooo:rsid="000a2c9b" style:font-weight-asian="bold" style:font-weight-complex="bold"/>
    </style:style>
    <style:style style:name="T4" style:family="text">
      <style:text-properties officeooo:rsid="00154986"/>
    </style:style>
    <style:style style:name="T5" style:family="text">
      <style:text-properties officeooo:rsid="001a025f"/>
    </style:style>
    <style:style style:name="T6" style:family="text">
      <style:text-properties officeooo:rsid="00163ef6"/>
    </style:style>
    <style:style style:name="T7" style:family="text">
      <style:text-properties officeooo:rsid="0011367a"/>
    </style:style>
    <style:style style:name="T8" style:family="text">
      <style:text-properties officeooo:rsid="000696a0"/>
    </style:style>
    <style:style style:name="T9" style:family="text">
      <style:text-properties officeooo:rsid="0008a6d3"/>
    </style:style>
    <style:style style:name="T10" style:family="text">
      <style:text-properties officeooo:rsid="00059e92"/>
    </style:style>
    <style:style style:name="T11" style:family="text">
      <style:text-properties officeooo:rsid="000e0e4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Raspi left Unnie Side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stall Raspi left Unnie Side</text:p>
          </text:index-title>
          <text:p text:style-name="P1">History<text:tab/>1</text:p>
          <text:p text:style-name="P2">V 0.1.2 21.nov.2025<text:tab/>1</text:p>
          <text:p text:style-name="P2">V 0.1.1 30.jul.2025<text:tab/>1</text:p>
          <text:p text:style-name="P2">V 0.1.0 24.jul.2025<text:tab/>1</text:p>
          <text:p text:style-name="P1">Intro<text:tab/>2</text:p>
          <text:p text:style-name="P2">Goal<text:tab/>2</text:p>
          <text:p text:style-name="P2">Setup 4 Raspi Imager<text:tab/>2</text:p>
          <text:p text:style-name="P1">Installation<text:tab/>2</text:p>
          <text:p text:style-name="P2">Generate keys<text:tab/>2</text:p>
          <text:p text:style-name="P2">Raspi-config<text:tab/>2</text:p>
          <text:p text:style-name="P2">Preparations inside raspi<text:tab/>2</text:p>
          <text:p text:style-name="P2">Update System<text:tab/>3</text:p>
          <text:p text:style-name="P1">Jenkins<text:tab/>3</text:p>
          <text:p text:style-name="P3">Change HTTP Port of jenkins<text:tab/>3</text:p>
          <text:p text:style-name="P3">First start of jenkins<text:tab/>4</text:p>
          <text:p text:style-name="P1">Video cameras<text:tab/>4</text:p>
          <text:p text:style-name="P1">Video cameras<text:tab/>4</text:p>
          <text:p text:style-name="P1">Appendix<text:tab/>5</text:p>
          <text:p text:style-name="P2">OpenSSH in Windows<text:tab/>5</text:p>
          <text:p text:style-name="P1">SSH to installation<text:tab/>5</text:p>
          <text:p text:style-name="P2">Fuck<text:tab/>5</text:p>
          <text:p text:style-name="P1">Questions<text:tab/>5</text:p>
          <text:p text:style-name="P1">Options<text:tab/>6</text:p>
          <text:p text:style-name="P2">Telnet server<text:tab/>6</text:p>
          <text:p text:style-name="P1">Info<text:tab/>6</text:p>
          <text:p text:style-name="P1">Links<text:tab/>7</text:p>
          <text:p text:style-name="P2">Profiles<text:tab/>7</text:p>
          <text:p text:style-name="P2">Other<text:tab/>7</text:p>
        </text:index-body>
      </text:table-of-content>
      <text:h text:style-name="Heading_20_1" text:outline-level="1"><text:bookmark-start text:name="__RefHeading___Toc310_2169465141"/>History<text:bookmark-end text:name="__RefHeading___Toc310_2169465141"/></text:h>
      <text:h text:style-name="P4" text:outline-level="2"><text:bookmark-start text:name="__RefHeading___Toc312_2169465141"/>V 0.1.<text:span text:style-name="T1">2</text:span> <text:span text:style-name="T1">21</text:span>.<text:span text:style-name="T1">nov</text:span>.2025<text:bookmark-end text:name="__RefHeading___Toc312_2169465141"/></text:h>
      <text:p text:style-name="P5">WebCam Web-Interface with motion</text:p>
      <text:h text:style-name="P4" text:outline-level="2"><text:bookmark-start text:name="__RefHeading___Toc312_2169465141 Kopie 1"/>V 0.1.1 30.jul.2025<text:bookmark-end text:name="__RefHeading___Toc312_2169465141 Kopie 1"/></text:h>
      <text:p text:style-name="P6">Ssh keys</text:p>
      <text:h text:style-name="P4" text:outline-level="2"><text:bookmark-start text:name="__RefHeading___Toc314_2169465141"/>V 0.1.0 24.jul.2025<text:bookmark-end text:name="__RefHeading___Toc314_2169465141"/></text:h>
      <text:p text:style-name="Text_20_body">First try/First Creation</text:p>
      <text:h text:style-name="Heading_20_1" text:outline-level="1"><text:bookmark-start text:name="__RefHeading___Toc316_2169465141"/><text:soft-page-break/>Intro<text:bookmark-end text:name="__RefHeading___Toc316_2169465141"/></text:h>
      <text:h text:style-name="Heading_20_2" text:outline-level="2"><text:bookmark-start text:name="__RefHeading___Toc318_2169465141"/>Goal<text:bookmark-end text:name="__RefHeading___Toc318_2169465141"/></text:h>
      <text:p text:style-name="Text_20_body">Use Raspi at master side for camera and Jenkins</text:p>
      <text:h text:style-name="Heading_20_2" text:outline-level="2"><text:bookmark-start text:name="__RefHeading___Toc320_2169465141"/>Setup 4 Raspi Imager<text:bookmark-end text:name="__RefHeading___Toc320_2169465141"/></text:h>
      <text:p text:style-name="Text_20_body">Setup Standard OS with desktop; without recommended Software.</text:p>
      <text:p text:style-name="Text_20_body">Before burning image select:</text:p>
      <text:p text:style-name="Text_20_body">Hostname: aekarina</text:p>
      <text:p text:style-name="Text_20_body">SSH User: aegiselle</text:p>
      <text:p text:style-name="Text_20_body">SSH Password: wlwpf1030</text:p>
      <text:p text:style-name="Text_20_body">WIFI: nothing</text:p>
      <text:p text:style-name="Text_20_body">TimeZone: Eu/Berlin</text:p>
      <text:p text:style-name="Text_20_body">Keyboard; de</text:p>
      <text:p text:style-name="P5">ssh key pub add<text:line-break/>with ssh-rsa at Beginning and without comment at End<text:line-break/><text:span text:style-name="T2">Attention: install with ssh key makes access without impossible<text:line-break/></text:span><text:span text:style-name="T3">Decision: don’t use ssh-key here</text:span></text:p>
      <text:h text:style-name="Heading_20_1" text:outline-level="1"><text:bookmark-start text:name="__RefHeading___Toc322_2169465141"/>Installation<text:bookmark-end text:name="__RefHeading___Toc322_2169465141"/></text:h>
      <text:h text:style-name="P7" text:outline-level="2"><text:bookmark-start text:name="__RefHeading___Toc324_2169465141"/>Generate keys<text:bookmark-end text:name="__RefHeading___Toc324_2169465141"/></text:h>
      <text:p text:style-name="Text_20_body"><text:span text:style-name="T4">(Do it only once)</text:span> </text:p>
      <text:p text:style-name="Code">ssh-keygen -N "" -t rsa -f aegiselle_sshkey</text:p>
      <text:h text:style-name="Heading_20_2" text:outline-level="2"><text:bookmark-start text:name="__RefHeading___Toc326_2169465141"/>Raspi-config<text:bookmark-end text:name="__RefHeading___Toc326_2169465141"/></text:h>
      <text:list text:style-name="L1">
        <text:list-item>
          <text:p text:style-name="P8">Display options</text:p>
          <text:list>
            <text:list-item>
              <text:p text:style-name="P8">VNC Reslolution</text:p>
              <text:list>
                <text:list-item>
                  <text:p text:style-name="P9">1280x720</text:p>
                </text:list-item>
              </text:list>
            </text:list-item>
          </text:list>
        </text:list-item>
        <text:list-item>
          <text:p text:style-name="P8">Interface options</text:p>
          <text:list>
            <text:list-item>
              <text:p text:style-name="P8">VNC</text:p>
              <text:list>
                <text:list-item>
                  <text:p text:style-name="P8">Enable Yes</text:p>
                </text:list-item>
              </text:list>
            </text:list-item>
          </text:list>
        </text:list-item>
      </text:list>
      <text:p text:style-name="Code">Sudo reboot</text:p>
      <text:h text:style-name="Heading_20_2" text:outline-level="2"><text:bookmark-start text:name="__RefHeading___Toc328_2169465141"/>Preparations inside raspi<text:bookmark-end text:name="__RefHeading___Toc328_2169465141"/></text:h>
      <text:p text:style-name="P10">Call copy_first.bat or</text:p>
      <text:p text:style-name="Code"><text:soft-page-break/>scp -i aegiselle_sshkey install_basics.sh install_jenkins.sh aegiselle_sshkey.pub watchmen.jar camera1.conf camera2.conf motion.conf aegiselle@aekarina.kwangya:~</text:p>
      <text:p text:style-name="P11">Make scripts executable</text:p>
      <text:p text:style-name="Code">ssh %USER%@%TARGET% chmod a+rwx *.sh</text:p>
      <text:h text:style-name="Heading_20_2" text:outline-level="2"><text:bookmark-start text:name="__RefHeading___Toc330_2169465141"/>Update System<text:bookmark-end text:name="__RefHeading___Toc330_2169465141"/></text:h>
      <text:p text:style-name="P11">Execute install_basics.sh script (as root)</text:p>
      <text:p text:style-name="Code">apt update<text:line-break/>apt upgrade -y<text:line-break/><text:line-break/>apt install ca-certificates-java -y<text:line-break/>apt install <text:span text:style-name="T5">default-jdk</text:span> -y<text:line-break/>apt install libpangoft2-1.0-0 -y<text:line-break/>apt install libgles-dev -y<text:line-break/><text:line-break/>apt install mc -y</text:p>
      <text:h text:style-name="P12" text:outline-level="1"><text:bookmark-start text:name="__RefHeading___Toc332_2169465141"/>Jenkins<text:bookmark-end text:name="__RefHeading___Toc332_2169465141"/></text:h>
      <text:p text:style-name="Text_20_body">Follow instructions from</text:p>
      <text:p text:style-name="Code"><text:a xlink:type="simple" xlink:href="https://pkg.jenkins.io/debian/" text:style-name="Internet_20_link" text:visited-style-name="Visited_20_Internet_20_Link">https://pkg.jenkins.io/debian/</text:a></text:p>
      <text:p text:style-name="Text_20_body">Step1</text:p>
      <text:p text:style-name="Codeklein">sudo wget -O /etc/apt/keyrings/jenkins-keyring.asc https://pkg.jenkins.io/debian/jenkins.io-2023.key</text:p>
      <text:p text:style-name="Text_20_body">Step2</text:p>
      <text:p text:style-name="Codeklein">echo "deb [signed-by=/etc/apt/keyrings/jenkins-keyring.asc]" https://pkg.jenkins.io/debian binary/ | sudo tee /etc/apt/sources.list.d/jenkins.list &gt; /dev/null</text:p>
      <text:p text:style-name="Text_20_body">Step3</text:p>
      <text:p text:style-name="Codeklein"><text:s/>sudo apt-get update</text:p>
      <text:p text:style-name="Codeklein"><text:s/>sudo apt-get install fontconfig openjdk-17-jre (already in)</text:p>
      <text:p text:style-name="Codeklein"><text:s/>sudo apt-get install jenkins</text:p>
      <text:p text:style-name="Text_20_body">nach reboot erreichbar mit</text:p>
      <text:p text:style-name="Code">http://aekarina.kwangya:8080/</text:p>
      <text:p text:style-name="P13"><text:span text:style-name="T6">Decision: don’t move the port<text:line-break/></text:span>nach port Umlegung erreichbar mit</text:p>
      <text:p text:style-name="Code">http://aekarina.kwangya</text:p>
      <text:p text:style-name="Text_20_body">Found initial password<text:line-break/>Paste into browser</text:p>
      <text:h text:style-name="Heading_20_3" text:outline-level="3"><text:bookmark-start text:name="__RefHeading___Toc334_2169465141"/><text:soft-page-break/>Change HTTP Port of jenkins<text:bookmark-end text:name="__RefHeading___Toc334_2169465141"/></text:h>
      <text:p text:style-name="Text_20_body">Edit systemd config file in</text:p>
      <text:p text:style-name="Code">/lib/systemd/system/jenkins.service</text:p>
      <text:p text:style-name="Text_20_body">Environment="JENKINS_PORT=80"</text:p>
      <text:p text:style-name="Text_20_body">AmbientCapabilities=CAP_NET_BIND_SERVICE</text:p>
      <text:h text:style-name="Heading_20_3" text:outline-level="3"><text:bookmark-start text:name="__RefHeading___Toc336_2169465141"/>First start of jenkins<text:bookmark-end text:name="__RefHeading___Toc336_2169465141"/></text:h>
      <text:p text:style-name="Text_20_body">Get initial password</text:p>
      <text:p text:style-name="Code">sudo cat /var/lib/jenkins/secrets/initialAdminPassword</text:p>
      <text:p text:style-name="Text_20_body">After initial password:<text:line-break/>Install suggested plugins</text:p>
      <text:p text:style-name="Text_20_body">Install first admin account</text:p>
      <text:p text:style-name="Code">aegiselle</text:p>
      <text:p text:style-name="Code">wlwpf1030</text:p>
      <text:p text:style-name="Text_20_body">Not successful editing of</text:p>
      <text:p text:style-name="Code">/etc/default/jenkinssudo </text:p>
      <text:p text:style-name="Text_20_body">edit as root</text:p>
      <text:p text:style-name="Text_20_body">HTTP_PORT=80</text:p>
      <text:p text:style-name="Text_20_body">check</text:p>
      <text:p text:style-name="Code">netstat -tan</text:p>
      <text:h text:style-name="Heading_20_1" text:outline-level="1"><text:bookmark-start text:name="__RefHeading___Toc338_2169465141"/>Video cameras <text:span text:style-name="T7">local</text:span><text:bookmark-end text:name="__RefHeading___Toc338_2169465141"/></text:h>
      <text:p text:style-name="Text_20_body">Show with</text:p>
      <text:p text:style-name="P14">ffplay -fs /dev/video0<text:line-break/>ffplay -fs /dev/video<text:span text:style-name="T7">2</text:span></text:p>
      <text:p text:style-name="P15">Why not 1 ???</text:p>
      <text:h text:style-name="P16" text:outline-level="1"><text:bookmark-start text:name="__RefHeading___Toc338_2169465141 Kopie 1"/>Video cameras <text:span text:style-name="T7">Web-If</text:span><text:bookmark-end text:name="__RefHeading___Toc338_2169465141 Kopie 1"/></text:h>
      <text:p text:style-name="P5">Install motion with</text:p>
      <text:p text:style-name="P17">sudo apt install motion</text:p>
      <text:p text:style-name="Text_20_body">create <text:span text:style-name="T1">parameter dir</text:span></text:p>
      <text:p text:style-name="P17">mkdir .motion</text:p>
      <text:p text:style-name="P5">insert create files</text:p>
      <text:p text:style-name="Code">.<text:span text:style-name="T1">motion/motion.conf</text:span></text:p>
      <text:p text:style-name="Code"><text:soft-page-break/>.<text:span text:style-name="T8">motion/camera0.conf</text:span></text:p>
      <text:p text:style-name="P18">.<text:span text:style-name="T8">motion/camera2.conf</text:span></text:p>
      <text:p text:style-name="Text_20_body">activate manually</text:p>
      <text:p text:style-name="P19">motion</text:p>
      <text:p text:style-name="P20">by start problems</text:p>
      <text:p text:style-name="Code">sudo mkdir /var/log/motion<text:line-break/>sudo chmod a+rwx /var/log/motion</text:p>
      <text:p text:style-name="P21">template files after installation</text:p>
      <text:p text:style-name="Code">/etc/motion/motion.conf</text:p>
      <text:p text:style-name="P22">template <text:span text:style-name="T9">create in</text:span></text:p>
      <text:p text:style-name="P23"><text:span text:style-name="T9">~</text:span>/.motion/motion.conf</text:p>
      <text:p text:style-name="P24">Performance is weak; activate only manually</text:p>
      <text:p text:style-name="P25">Autostart installation</text:p>
      <text:p text:style-name="P25">Copy install files to</text:p>
      <text:p text:style-name="P25">/etc/motion</text:p>
      <text:h text:style-name="P26" text:outline-level="1">Preparation for usage as src development</text:h>
      <text:p text:style-name="P27">sudo apt install code<text:line-break/>sudo apt install git</text:p>
      <text:h text:style-name="Heading_20_1" text:outline-level="1"><text:bookmark-start text:name="__RefHeading___Toc340_2169465141"/>Appendix<text:bookmark-end text:name="__RefHeading___Toc340_2169465141"/></text:h>
      <text:h text:style-name="Heading_20_2" text:outline-level="2"><text:bookmark-start text:name="__RefHeading___Toc342_2169465141"/>OpenSSH in Windows<text:bookmark-end text:name="__RefHeading___Toc342_2169465141"/></text:h>
      <text:p text:style-name="Text_20_body">Location</text:p>
      <text:p text:style-name="Code"><text:s/>c:\Windows\System32\OpenSSH</text:p>
      <text:p text:style-name="Text_20_body">Ssh files:</text:p>
      <text:p text:style-name="Code">09.04.2025 <text:s/>13:31 <text:s text:c="10"/>430.080 scp.exe<text:line-break/>09.04.2025 <text:s/>13:31 <text:s text:c="10"/>457.728 sftp.exe<text:line-break/>09.04.2025 <text:s/>13:31 <text:s text:c="10"/>602.624 ssh-add.exe<text:line-break/>09.04.2025 <text:s/>13:31 <text:s text:c="10"/>553.984 ssh-agent.exe<text:line-break/>09.04.2025 <text:s/>13:31 <text:s text:c="10"/>861.184 ssh-keygen.exe<text:line-break/>09.04.2025 <text:s/>13:31 <text:s text:c="10"/>661.504 ssh-keyscan.exe<text:line-break/>09.04.2025 <text:s/>13:31 <text:s text:c="10"/>514.048 ssh-pkcs11-helper.exe<text:line-break/>09.04.2025 <text:s/>13:31 <text:s text:c="10"/>653.312 ssh-sk-helper.exe<text:line-break/>09.04.2025 <text:s/>13:31 <text:s text:c="8"/>1.246.208 ssh.exe</text:p>
      <text:h text:style-name="Heading_20_1" text:outline-level="1"><text:bookmark-start text:name="__RefHeading___Toc344_2169465141"/><text:soft-page-break/>SSH to installation<text:bookmark-end text:name="__RefHeading___Toc344_2169465141"/></text:h>
      <text:p text:style-name="Text_20_body">On Computer A the client pack and raspi at kwangya installations are generatet,<text:line-break/>More than one client packs a re given users at Computers B and C.<text:line-break/>The terninal accesses at B and C must be ready without more ssh actions.<text:line-break/>Terminal access with a simple call of a prepared batch file.<text:line-break/>Name of user and computer at B and C must be unimportant.<text:line-break/>Users must NOT know what is ssh; they got a one click method to get a terminal.<text:line-break/>No files at HOME$/.ssh on computers B and C.<text:line-break/>Everything what is necessary to get terminal must be usage ready in the prepared client pack.</text:p>
      <text:p text:style-name="Text_20_body"/>
      <text:h text:style-name="Heading_20_2" text:outline-level="2"><text:bookmark-start text:name="__RefHeading___Toc346_2169465141"/>Fuck <text:bookmark-end text:name="__RefHeading___Toc346_2169465141"/></text:h>
      <text:p text:style-name="Text_20_body">Bad permissions at windows after copying key files</text:p>
      <text:h text:style-name="Heading_20_1" text:outline-level="1"><text:bookmark-start text:name="__RefHeading___Toc348_2169465141"/>Questions<text:bookmark-end text:name="__RefHeading___Toc348_2169465141"/></text:h>
      <text:p text:style-name="Text_20_body">Jenkins in headless environment</text:p>
      <text:p text:style-name="Text_20_body">How to know w<text:span text:style-name="T10">h</text:span>ich video c<text:span text:style-name="T10">h</text:span>annels exists</text:p>
      <text:p text:style-name="Text_20_body"/>
      <text:h text:style-name="Heading_20_1" text:outline-level="1"><text:bookmark-start text:name="__RefHeading___Toc350_2169465141"/>Options<text:bookmark-end text:name="__RefHeading___Toc350_2169465141"/></text:h>
      <text:h text:style-name="Heading_20_2" text:outline-level="2"><text:bookmark-start text:name="__RefHeading___Toc352_2169465141"/>Telnet server<text:bookmark-end text:name="__RefHeading___Toc352_2169465141"/></text:h>
      <text:p text:style-name="P28">Install</text:p>
      <text:p text:style-name="Code">sudo apt install telnetd xinetd</text:p>
      <text:p text:style-name="P28">Edit create file as root</text:p>
      <text:p text:style-name="Code">/etc/xinetd.d/telnet</text:p>
      <text:p text:style-name="P28">content</text:p>
      <text:p text:style-name="P29"><text:span text:style-name="T10">service telnet<text:line-break/></text:span>{<text:line-break/> disable<text:tab/><text:tab/>= no<text:line-break/> flags<text:tab/><text:tab/>= REUSE<text:line-break/> socket_type<text:tab/>= stream<text:line-break/> user<text:tab/><text:tab/>= root<text:line-break/> wait<text:tab/><text:tab/>= no<text:line-break/> server<text:tab/><text:tab/>= /usr/sbin/telnetd<text:line-break/> log_on_failure<text:tab/>+= USERID<text:line-break/> port<text:tab/><text:tab/>= 23<text:line-break/>}</text:p>
      <text:p text:style-name="Text_20_body">Check <text:span text:style-name="T10">with</text:span></text:p>
      <text:p text:style-name="Code"><text:soft-page-break/>sudo systemctl restart xinetd<text:line-break/>sudo systemctl <text:span text:style-name="T10">status</text:span> xinetd<text:line-break/><text:span text:style-name="T10">netstat -tan</text:span></text:p>
      <text:h text:style-name="Heading_20_1" text:outline-level="1"><text:bookmark-start text:name="__RefHeading___Toc354_2169465141"/>Info<text:bookmark-end text:name="__RefHeading___Toc354_2169465141"/></text:h>
      <text:p text:style-name="P11">Locatoion of .desktop files<text:line-break/>/usr/share/applications<text:line-break/>(created in raspi but empty)</text:p>
      <text:p text:style-name="P11">/usr/local/share/applications<text:line-break/>(not used in raspi)</text:p>
      <text:p text:style-name="P11">~/.local/share/applications<text:line-break/>(created in raspi but empty)</text:p>
      <text:h text:style-name="Heading_20_2" text:outline-level="2"/>
      <text:h text:style-name="P30" text:outline-level="1"><text:bookmark-start text:name="__RefHeading___Toc356_2169465141"/>Links<text:bookmark-end text:name="__RefHeading___Toc356_2169465141"/></text:h>
      <text:p text:style-name="Text_20_body"><text:a xlink:type="simple" xlink:href="https://specifications.freedesktop.org/desktop-entry-spec/desktop-entry-spec-latest.html" text:style-name="Internet_20_link" text:visited-style-name="Visited_20_Internet_20_Link">https://specifications.freedesktop.org/desktop-entry-spec/desktop-entry-spec-latest.html</text:a></text:p>
      <text:p text:style-name="Text_20_body"><text:a xlink:type="simple" xlink:href="https://forums.raspberrypi.com/viewtopic.php?t=324883" text:style-name="Internet_20_link" text:visited-style-name="Visited_20_Internet_20_Link">https://forums.raspberrypi.com/viewtopic.php?t=324883</text:a><text:line-break/><text:span text:style-name="T11">Hint for camera motion setup</text:span></text:p>
      <text:p text:style-name="P31"><text:a xlink:type="simple" xlink:href="https://www.raspberrypi.com/documentation/computers/camera_software.html" text:style-name="Internet_20_link" text:visited-style-name="Visited_20_Internet_20_Link">https://www.raspberrypi.com/documentation/computers/camera_software.html</text:a></text:p>
      <text:p text:style-name="P32"><text:a xlink:type="simple" xlink:href="https://fatvalley.at/blog/videostreaming-von-raspi-mediamtx-zu-janus-webrtc-server" text:style-name="Internet_20_link" text:visited-style-name="Visited_20_Internet_20_Link">https://fatvalley.at/blog/videostreaming-von-raspi-mediamtx-zu-janus-webrtc-server</text:a></text:p>
      <text:p text:style-name="P32"/>
      <text:h text:style-name="Heading_20_2" text:outline-level="2"><text:bookmark-start text:name="__RefHeading___Toc358_2169465141"/>Profiles<text:bookmark-end text:name="__RefHeading___Toc358_2169465141"/></text:h>
      <text:p text:style-name="Text_20_body"/>
      <text:h text:style-name="Heading_20_2" text:outline-level="2"><text:bookmark-start text:name="__RefHeading___Toc360_2169465141"/>Other<text:bookmark-end text:name="__RefHeading___Toc360_2169465141"/>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 fo:font-family="Tahoma" style:font-style-name="Standard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klein" style:family="paragraph" style:parent-style-name="Text_20_body">
      <style:paragraph-properties fo:margin-left="0.199cm" fo:margin-right="0cm" fo:text-indent="0cm" style:auto-text-indent="false"/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. </number:text>
      <number:month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Header">File: <text:file-name text:display="name-and-extension">DevStation_install_master_raspi.odt</text:file-name><text:tab/><text:tab/><text:date style:data-style-name="N40" text:date-value="2026-01-07T13:22:10.452566337">Jan 7, 2026</text:date> <text:time style:data-style-name="N60" text:time-value="2023-10-02T12:04:06.780000091" text:fixed="true">12:04</text:time></text:p>
      </style:header>
      <style:footer>
        <text:p text:style-name="Footer"><text:tab/>Page <text:page-number text:select-page="current">8</text:page-number><text:s/>of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10-02T12:04:06.30</meta:creation-date>
    <meta:editing-duration>PT13H7M39S</meta:editing-duration>
    <meta:editing-cycles>39</meta:editing-cycles>
    <meta:generator>LibreOffice/25.2.3.2$Windows_x86 LibreOffice_project/bbb074479178df812d175f709636b368952c2ce3</meta:generator>
    <dc:date>2026-01-07T13:22:10.303056900</dc:date>
    <meta:document-statistic meta:table-count="0" meta:image-count="0" meta:object-count="0" meta:page-count="8" meta:paragraph-count="166" meta:word-count="731" meta:character-count="5549" meta:non-whitespace-character-count="4868"/>
  </office:meta>
</office:document-meta>
</file>